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2a3bd" officeooo:paragraph-rsid="0017011a"/>
    </style:style>
    <style:style style:name="P2" style:family="paragraph" style:parent-style-name="Standard">
      <style:text-properties officeooo:rsid="001da57c" officeooo:paragraph-rsid="0017011a"/>
    </style:style>
    <style:style style:name="P3" style:family="paragraph" style:parent-style-name="Standard">
      <style:text-properties officeooo:rsid="0035a733" officeooo:paragraph-rsid="0017011a"/>
    </style:style>
    <style:style style:name="P4" style:family="paragraph" style:parent-style-name="Standard">
      <style:text-properties officeooo:rsid="0039fe81" officeooo:paragraph-rsid="0017011a"/>
    </style:style>
    <style:style style:name="P5" style:family="paragraph" style:parent-style-name="Standard">
      <style:text-properties officeooo:rsid="001f07e2" officeooo:paragraph-rsid="0017011a"/>
    </style:style>
    <style:style style:name="P6" style:family="paragraph" style:parent-style-name="Standard">
      <style:text-properties officeooo:rsid="00202ca2" officeooo:paragraph-rsid="0017011a"/>
    </style:style>
    <style:style style:name="P7" style:family="paragraph" style:parent-style-name="Standard">
      <style:text-properties officeooo:rsid="00208f1d" officeooo:paragraph-rsid="0017011a"/>
    </style:style>
    <style:style style:name="P8" style:family="paragraph" style:parent-style-name="Standard">
      <style:text-properties officeooo:rsid="00245e13" officeooo:paragraph-rsid="0017011a"/>
    </style:style>
    <style:style style:name="P9" style:family="paragraph" style:parent-style-name="Standard">
      <style:text-properties officeooo:rsid="0020fa30" officeooo:paragraph-rsid="0017011a"/>
    </style:style>
    <style:style style:name="P10" style:family="paragraph" style:parent-style-name="Standard">
      <style:text-properties officeooo:rsid="001a384d" officeooo:paragraph-rsid="0017011a"/>
    </style:style>
    <style:style style:name="T1" style:family="text">
      <style:text-properties officeooo:rsid="0039fe81"/>
    </style:style>
    <style:style style:name="T2" style:family="text">
      <style:text-properties officeooo:rsid="003a91c3"/>
    </style:style>
    <style:style style:name="T3" style:family="text">
      <style:text-properties officeooo:rsid="00202ca2"/>
    </style:style>
    <style:style style:name="T4" style:family="text">
      <style:text-properties officeooo:rsid="00208f1d"/>
    </style:style>
    <style:style style:name="T5" style:family="text">
      <style:text-properties officeooo:rsid="0022a3bd"/>
    </style:style>
    <style:style style:name="T6" style:family="text">
      <style:text-properties officeooo:rsid="003532fd"/>
    </style:style>
    <style:style style:name="T7" style:family="text">
      <style:text-properties officeooo:rsid="003469c8"/>
    </style:style>
    <style:style style:name="T8" style:family="text">
      <style:text-properties officeooo:rsid="00245e13"/>
    </style:style>
    <style:style style:name="T9" style:family="text">
      <style:text-properties officeooo:rsid="00356042"/>
    </style:style>
    <style:style style:name="T10" style:family="text">
      <style:text-properties officeooo:rsid="00170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ada: Ven del li<text:span text:style-name="T10">b</text:span>ano</text:p>
      <text:p text:style-name="P5">Salmo Responsorial</text:p>
      <text:p text:style-name="P5">Aleluya: <text:span text:style-name="T3">Modelo II</text:span></text:p>
      <text:p text:style-name="P1">Oraciones universales</text:p>
      <text:p text:style-name="P6">Paz: <text:span text:style-name="T10">1. </text:span><text:span text:style-name="T4">Huye amado mio</text:span></text:p>
      <text:p text:style-name="P6"><text:span text:style-name="T4"><text:s text:c="8"/></text:span><text:span text:style-name="T10">2. </text:span><text:span text:style-name="T4">El jacal de los pastore</text:span><text:span text:style-name="T5">s</text:span></text:p>
      <text:p text:style-name="P8">Prefacio</text:p>
      <text:p text:style-name="P7">Santo</text:p>
      <text:p text:style-name="P8">Consagración y Anámnesis</text:p>
      <text:p text:style-name="P9">Cordero de dios</text:p>
      <text:p text:style-name="P9">Comunión</text:p>
      <text:p text:style-name="P9"><text:tab/>1. <text:span text:style-name="T5">La voz de mi amad</text:span><text:span text:style-name="T10">o</text:span></text:p>
      <text:p text:style-name="P1"><text:tab/>2. Cuando dormía</text:p>
      <text:p text:style-name="P1"><text:tab/>3. Me robaste el corazón</text:p>
      <text:p text:style-name="P10"><text:span text:style-name="T8">Bendición de los novios</text:span></text:p>
      <text:p text:style-name="P1">Canto de la Virgen: Bendita eres tu María</text:p>
      <text:p text:style-name="P1">Final: Una gran señ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29:08.157078269</meta:creation-date>
    <dc:date>2022-09-28T15:32:11.535139071</dc:date>
    <meta:editing-duration>PT3M3S</meta:editing-duration>
    <meta:editing-cycles>1</meta:editing-cycles>
    <meta:document-statistic meta:table-count="0" meta:image-count="0" meta:object-count="0" meta:page-count="1" meta:paragraph-count="17" meta:word-count="61" meta:character-count="346" meta:non-whitespace-character-count="291"/>
    <meta:generator>LibreOffice/7.3.4.2$Linux_X86_64 LibreOffice_project/30$Build-2</meta:generator>
  </office:meta>
</office:document-meta>
</file>